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color="#3c3c3c" style:text-position="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19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/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2" table:default-cell-style-name="ce15"/>
        <table:table-column table:style-name="co1" table:default-cell-style-name="ce25"/>
        <table:table-column table:style-name="co1" table:default-cell-style-name="ce26"/>
        <table:table-column table:style-name="co2" table:default-cell-style-name="ce26"/>
        <table:table-column table:style-name="co3" table:default-cell-style-name="ce25"/>
        <table:table-column table:style-name="co1" table:default-cell-style-name="ce25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0 GRAU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rro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,4</text:p>
          </table:table-cell>
          <table:table-cell table:formula="of:=(0.2289+0.1489)/2" office:value-type="float" office:value="0.1889" calcext:value-type="float">
            <text:p>0,19</text:p>
          </table:table-cell>
          <table:table-cell table:formula="of:=[Calib.$G$11]*[.B5]+[Calib.$G$12]" office:value-type="float" office:value="0.8609832" calcext:value-type="float">
            <text:p>0,86098</text:p>
          </table:table-cell>
          <table:table-cell table:style-name="ce27" table:formula="of:=SQRT([Calib.$G$11]^2*[.C5]^2+[.B5]^2*[Calib.$H$11]^2+[Calib.$H$12]^2)" office:value-type="float" office:value="0.00302635355195443" calcext:value-type="float">
            <text:p>0,003</text:p>
          </table:table-cell>
          <table:table-cell office:value-type="float" office:value="18.9351" calcext:value-type="float">
            <text:p>18,94</text:p>
          </table:table-cell>
          <table:table-cell office:value-type="float" office:value="0.07655" calcext:value-type="float">
            <text:p>0,08</text:p>
          </table:table-cell>
          <table:table-cell table:formula="of:=[.D5]/[$Calib.A$4]" office:value-type="float" office:value="0.430016431842814" calcext:value-type="float">
            <text:p>0,4300164318</text:p>
          </table:table-cell>
          <table:table-cell table:formula="of:=[.E5]/[$Calib.A$4]" office:value-type="float" office:value="0.00151150656122706" calcext:value-type="float">
            <text:p>0,0015115066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,5</text:p>
          </table:table-cell>
          <table:table-cell table:formula="of:=(0.2287+0.1276)/2" office:value-type="float" office:value="0.17815" calcext:value-type="float">
            <text:p>0,18</text:p>
          </table:table-cell>
          <table:table-cell table:formula="of:=[Calib.$G$11]*[.B6]+[Calib.$G$12]" office:value-type="float" office:value="1.009932" calcext:value-type="float">
            <text:p>1,00993</text:p>
          </table:table-cell>
          <table:table-cell table:style-name="ce27" table:formula="of:=SQRT([Calib.$G$11]^2*[.C6]^2+[.B6]^2*[Calib.$H$11]^2+[Calib.$H$12]^2)" office:value-type="float" office:value="0.00314896924627533" calcext:value-type="float">
            <text:p>0,003</text:p>
          </table:table-cell>
          <table:table-cell office:value-type="float" office:value="23.2278" calcext:value-type="float">
            <text:p>23,23</text:p>
          </table:table-cell>
          <table:table-cell office:value-type="float" office:value="0.10372" calcext:value-type="float">
            <text:p>0,10</text:p>
          </table:table-cell>
          <table:table-cell table:formula="of:=[.D6]/[$Calib.A$4]" office:value-type="float" office:value="0.504408628465546" calcext:value-type="float">
            <text:p>0,5044086285</text:p>
          </table:table-cell>
          <table:table-cell table:formula="of:=[.E6]/[$Calib.A$4]" office:value-type="float" office:value="0.00157274673799218" calcext:value-type="float">
            <text:p>0,0015727467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,95</text:p>
          </table:table-cell>
          <table:table-cell table:formula="of:=(0.01872+0.5322)/2" office:value-type="float" office:value="0.27546" calcext:value-type="float">
            <text:p>0,28</text:p>
          </table:table-cell>
          <table:table-cell table:formula="of:=[Calib.$G$11]*[.B7]+[Calib.$G$12]" office:value-type="float" office:value="1.2237456" calcext:value-type="float">
            <text:p>1,22375</text:p>
          </table:table-cell>
          <table:table-cell table:style-name="ce27" table:formula="of:=SQRT([Calib.$G$11]^2*[.C7]^2+[.B7]^2*[Calib.$H$11]^2+[Calib.$H$12]^2)" office:value-type="float" office:value="0.00339169377021505" calcext:value-type="float">
            <text:p>0,003</text:p>
          </table:table-cell>
          <table:table-cell office:value-type="float" office:value="32.1303" calcext:value-type="float">
            <text:p>32,13</text:p>
          </table:table-cell>
          <table:table-cell office:value-type="float" office:value="0.17888" calcext:value-type="float">
            <text:p>0,18</text:p>
          </table:table-cell>
          <table:table-cell table:formula="of:=[.D7]/[$Calib.A$4]" office:value-type="float" office:value="0.611197426843338" calcext:value-type="float">
            <text:p>0,6111974268</text:p>
          </table:table-cell>
          <table:table-cell table:formula="of:=[.E7]/[$Calib.A$4]" office:value-type="float" office:value="0.00169397504268536" calcext:value-type="float">
            <text:p>0,001693975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º</text:p>
          </table:table-cell>
          <table:table-cell table:formula="of:=(730.3+720.3)/2" office:value-type="float" office:value="725.3" calcext:value-type="float">
            <text:p>725,3</text:p>
          </table:table-cell>
          <table:table-cell table:formula="of:=(0.002921+0.01028)/2" office:value-type="float" office:value="0.0066005" calcext:value-type="float">
            <text:p>0,01</text:p>
          </table:table-cell>
          <table:table-cell table:formula="of:=[Calib.$G$11]*[.B8]+[Calib.$G$12]" office:value-type="float" office:value="1.7507864" calcext:value-type="float">
            <text:p>1,75079</text:p>
          </table:table-cell>
          <table:table-cell table:style-name="ce27" table:formula="of:=SQRT([Calib.$G$11]^2*[.C8]^2+[.B8]^2*[Calib.$H$11]^2+[Calib.$H$12]^2)" office:value-type="float" office:value="0.00395702919582411" calcext:value-type="float">
            <text:p>0,004</text:p>
          </table:table-cell>
          <table:table-cell office:value-type="float" office:value="117.312" calcext:value-type="float">
            <text:p>117,31</text:p>
          </table:table-cell>
          <table:table-cell office:value-type="float" office:value="1.97588" calcext:value-type="float">
            <text:p>1,98</text:p>
          </table:table-cell>
          <table:table-cell table:formula="of:=[.D8]/[$Calib.A$4]" office:value-type="float" office:value="0.874426958211177" calcext:value-type="float">
            <text:p>0,8744269582</text:p>
          </table:table-cell>
          <table:table-cell table:formula="of:=[.E8]/[$Calib.A$4]" office:value-type="float" office:value="0.00197633075243062" calcext:value-type="float">
            <text:p>0,0019763308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25 GRAUS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dE/dx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rro</text:p>
          </table:table-cell>
          <table:table-cell table:style-name="Default"/>
          <table:table-cell table:style-name="ce14" office:value-type="string" calcext:value-type="string">
            <text:p>Massas</text:p>
          </table:table-cell>
          <table:table-cell table:style-name="ce14" office:value-type="string" calcext:value-type="string">
            <text:p>Erro sigm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formula="of:=(331.1+345.5)/2" office:value-type="float" office:value="338.3" calcext:value-type="float">
            <text:p>338,3</text:p>
          </table:table-cell>
          <table:table-cell table:formula="of:=(1.971+1.645)/2" office:value-type="float" office:value="1.808" calcext:value-type="float">
            <text:p>1,81</text:p>
          </table:table-cell>
          <table:table-cell table:formula="of:=[Calib.$G$11]*[.B12]+[Calib.$G$12]" office:value-type="float" office:value="0.8653304" calcext:value-type="float">
            <text:p>0,86533</text:p>
          </table:table-cell>
          <table:table-cell table:formula="of:=SQRT([Calib.$G$11]^2*[.C12]^2+[.B12]^2*[Calib.$H$11]^2+[Calib.$H$12]^2)" office:value-type="float" office:value="0.00510931443032279" calcext:value-type="float">
            <text:p>0,00511</text:p>
          </table:table-cell>
          <table:table-cell office:value-type="float" office:value="19.0454" calcext:value-type="float">
            <text:p>19,05</text:p>
          </table:table-cell>
          <table:table-cell office:value-type="float" office:value="0.130022" calcext:value-type="float">
            <text:p>0,13</text:p>
          </table:table-cell>
          <table:table-cell table:formula="of:=[.D12]/[$Calib.A$4]" office:value-type="float" office:value="0.432187632665904" calcext:value-type="float">
            <text:p>0,4321876327</text:p>
          </table:table-cell>
          <table:table-cell table:formula="of:=[.E12]/[$Calib.A$4]" office:value-type="float" office:value="0.00255183743479595" calcext:value-type="float">
            <text:p>0,0025518374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style-name="ce28" table:formula="of:=ABS([.F12]-[.K12])/[.G12]" office:value-type="float" office:value="0.349171678639005" calcext:value-type="float">
            <text:p>0,35</text:p>
          </table:table-cell>
          <table:table-cell/>
          <table:table-cell office:value-type="float" office:value="14.99" calcext:value-type="float">
            <text:p>14,99</text:p>
          </table:table-cell>
          <table:table-cell office:value-type="float" office:value="31.17" calcext:value-type="float">
            <text:p>31,17</text:p>
          </table:table-cell>
          <table:table-cell office:value-type="float" office:value="45.15" calcext:value-type="float">
            <text:p>45,15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formula="of:=(393+405.7)/2" office:value-type="float" office:value="399.35" calcext:value-type="float">
            <text:p>399,35</text:p>
          </table:table-cell>
          <table:table-cell table:formula="of:=(0.08869+0.06932)/2" office:value-type="float" office:value="0.079005" calcext:value-type="float">
            <text:p>0,08</text:p>
          </table:table-cell>
          <table:table-cell table:formula="of:=[Calib.$G$11]*[.B13]+[Calib.$G$12]" office:value-type="float" office:value="1.0050128" calcext:value-type="float">
            <text:p>1,00501</text:p>
          </table:table-cell>
          <table:table-cell table:formula="of:=SQRT([Calib.$G$11]^2*[.C13]^2+[.B13]^2*[Calib.$H$11]^2+[Calib.$H$12]^2)" office:value-type="float" office:value="0.00312324483239531" calcext:value-type="float">
            <text:p>0,00312</text:p>
          </table:table-cell>
          <table:table-cell office:value-type="float" office:value="23.0666" calcext:value-type="float">
            <text:p>23,07</text:p>
          </table:table-cell>
          <table:table-cell office:value-type="float" office:value="0.101762" calcext:value-type="float">
            <text:p>0,10</text:p>
          </table:table-cell>
          <table:table-cell table:formula="of:=[.D13]/[$Calib.A$4]" office:value-type="float" office:value="0.501951743323627" calcext:value-type="float">
            <text:p>0,5019517433</text:p>
          </table:table-cell>
          <table:table-cell table:formula="of:=[.E13]/[$Calib.A$4]" office:value-type="float" office:value="0.0015598987281031" calcext:value-type="float">
            <text:p>0,0015598987</text:p>
          </table:table-cell>
          <table:table-cell office:value-type="string" calcext:value-type="string">
            <text:p>Na</text:p>
          </table:table-cell>
          <table:table-cell office:value-type="float" office:value="28.09" calcext:value-type="float">
            <text:p>28,09</text:p>
          </table:table-cell>
          <table:table-cell table:style-name="ce28" table:formula="of:=ABS([.F13]-[.K13])/[.G13]" office:value-type="float" office:value="49.3642027475875" calcext:value-type="float">
            <text:p>49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º</text:p>
          </table:table-cell>
          <table:table-cell table:formula="of:=(488.7+499.6)/2" office:value-type="float" office:value="494.15" calcext:value-type="float">
            <text:p>494,15</text:p>
          </table:table-cell>
          <table:table-cell table:formula="of:=(0.9329+0.5278)/2" office:value-type="float" office:value="0.73035" calcext:value-type="float">
            <text:p>0,73</text:p>
          </table:table-cell>
          <table:table-cell table:formula="of:=[Calib.$G$11]*[.B14]+[Calib.$G$12]" office:value-type="float" office:value="1.2219152" calcext:value-type="float">
            <text:p>1,22192</text:p>
          </table:table-cell>
          <table:table-cell table:formula="of:=SQRT([Calib.$G$11]^2*[.C14]^2+[.B14]^2*[Calib.$H$11]^2+[Calib.$H$12]^2)" office:value-type="float" office:value="0.00372638335871349" calcext:value-type="float">
            <text:p>0,00373</text:p>
          </table:table-cell>
          <table:table-cell office:value-type="float" office:value="32.034" calcext:value-type="float">
            <text:p>32,03</text:p>
          </table:table-cell>
          <table:table-cell office:value-type="float" office:value="0.195916" calcext:value-type="float">
            <text:p>0,20</text:p>
          </table:table-cell>
          <table:table-cell table:formula="of:=[.D14]/[$Calib.A$4]" office:value-type="float" office:value="0.61028323702309" calcext:value-type="float">
            <text:p>0,610283237</text:p>
          </table:table-cell>
          <table:table-cell table:formula="of:=[.E14]/[$Calib.A$4]" office:value-type="float" office:value="0.00186113512504357" calcext:value-type="float">
            <text:p>0,0018611351</text:p>
          </table:table-cell>
          <table:table-cell office:value-type="string" calcext:value-type="string">
            <text:p>S</text:p>
          </table:table-cell>
          <table:table-cell office:value-type="float" office:value="32.07" calcext:value-type="float">
            <text:p>32,07</text:p>
          </table:table-cell>
          <table:table-cell table:style-name="ce28" table:formula="of:=ABS([.F14]-[.K14])/[.G14]" office:value-type="float" office:value="0.183752220339336" calcext:value-type="float">
            <text:p>0,18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27.37" calcext:value-type="float">
            <text:p>27,37</text:p>
          </table:table-cell>
          <table:table-cell office:value-type="float" office:value="43.51" calcext:value-type="float">
            <text:p>43,51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formula="of:=(730.3+720.3)/2" office:value-type="float" office:value="725.3" calcext:value-type="float">
            <text:p>725,3</text:p>
          </table:table-cell>
          <table:table-cell table:formula="of:=(0.00294+0.007826)/2" office:value-type="float" office:value="0.005383" calcext:value-type="float">
            <text:p>0,01</text:p>
          </table:table-cell>
          <table:table-cell table:formula="of:=[Calib.$G$11]*[.B15]+[Calib.$G$12]" office:value-type="float" office:value="1.7507864" calcext:value-type="float">
            <text:p>1,75079</text:p>
          </table:table-cell>
          <table:table-cell table:formula="of:=SQRT([Calib.$G$11]^2*[.C15]^2+[.B15]^2*[Calib.$H$11]^2+[Calib.$H$12]^2)" office:value-type="float" office:value="0.00395701954496513" calcext:value-type="float">
            <text:p>0,00396</text:p>
          </table:table-cell>
          <table:table-cell office:value-type="float" office:value="117.312" calcext:value-type="float">
            <text:p>117,31</text:p>
          </table:table-cell>
          <table:table-cell office:value-type="float" office:value="1.97588" calcext:value-type="float">
            <text:p>1,98</text:p>
          </table:table-cell>
          <table:table-cell table:formula="of:=[.D15]/[$Calib.A$4]" office:value-type="float" office:value="0.874426958211177" calcext:value-type="float">
            <text:p>0,8744269582</text:p>
          </table:table-cell>
          <table:table-cell table:formula="of:=[.E15]/[$Calib.A$4]" office:value-type="float" office:value="0.00197632593232734" calcext:value-type="float">
            <text:p>0,0019763259</text:p>
          </table:table-cell>
          <table:table-cell office:value-type="string" calcext:value-type="string">
            <text:p>In</text:p>
          </table:table-cell>
          <table:table-cell office:value-type="float" office:value="114.82" calcext:value-type="float">
            <text:p>114,82</text:p>
          </table:table-cell>
          <table:table-cell table:style-name="ce28" table:formula="of:=ABS([.F15]-[.K15])/[.G15]" office:value-type="float" office:value="1.26121019495111" calcext:value-type="float">
            <text:p>1,26</text:p>
          </table:table-cell>
          <table:table-cell/>
          <table:table-cell office:value-type="float" office:value="13.47" calcext:value-type="float">
            <text:p>13,47</text:p>
          </table:table-cell>
          <table:table-cell office:value-type="float" office:value="23.08" calcext:value-type="float">
            <text:p>23,08</text:p>
          </table:table-cell>
          <table:table-cell office:value-type="float" office:value="39.59" calcext:value-type="float">
            <text:p>39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-00-0000</text:date>, <text:time style:data-style-name="N2" text:time-value="19:07:44.0491927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6-06T19:33:36.005829402</dc:date>
    <meta:editing-duration>PT5H21M1S</meta:editing-duration>
    <meta:editing-cycles>40</meta:editing-cycles>
    <meta:generator>LibreOffice/4.2.8.2$Linux_X86_64 LibreOffice_project/420m0$Build-2</meta:generator>
    <meta:document-statistic meta:table-count="2" meta:cell-count="209" meta:object-count="0"/>
  </office:meta>
</office:document-meta>
</file>